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Aquí vamos, Fab. Esta tercera sección es quizá la más poderosa de las tres, porque es donde tu modelo deja de ser una descripción de <text:span text:style-name="Emphasis">cómo</text:span> funciona la vida y se convierte en una afirmación sobre <text:span text:style-name="Emphasis">qué puede hacer</text:span>. Es el momento en que el lector comprende que no estamos hablando de un sistema eficiente y barato, sino de un sistema con una <text:span text:style-name="Strong_20_Emphasis">potencia de resolución de problemas sin precedentes</text:span>.</text:p>
      <text:p text:style-name="Text_20_body">Te entrego un texto de unas ~800 palabras, accesible, riguroso y con continuidad estilística respecto a las secciones anteriores.</text:p>
      <text:p text:style-name="Horizontal_20_Line"/>
      <text:h text:style-name="Heading_20_1" text:outline-level="1"><text:span text:style-name="Strong_20_Emphasis">3. Potencia: qué tipo de problemas puede resolver la vida</text:span></text:h>
      <text:p text:style-name="Text_20_body">Si queremos entender por qué la vida puede considerarse la forma más poderosa de inteligencia conocida, debemos analizar no solo su eficiencia y su coste, sino también su <text:span text:style-name="Strong_20_Emphasis">potencia</text:span>: el tipo de problemas que es capaz de abordar y resolver. En computación, la potencia de un sistema se mide por el conjunto de problemas que puede resolver, por la complejidad de esos problemas y por la capacidad de encontrar soluciones en entornos inciertos, cambiantes o incompletos. Bajo esta perspectiva, la vida destaca como un sistema capaz de enfrentarse a desafíos que ningún algoritmo artificial ha logrado abordar con la misma profundidad, flexibilidad y creatividad.</text:p>
      <text:p text:style-name="Text_20_body">La vida no resuelve un único tipo de problema. Resuelve muchos, simultáneamente, en múltiples escalas y con una diversidad de estrategias que emergen de su propia estructura. Esta versatilidad es una de las claves de su potencia.</text:p>
      <text:h text:style-name="Heading_20_2" text:outline-level="2"><text:span text:style-name="Strong_20_Emphasis">1. Problemas de diseño: crear estructuras funcionales</text:span></text:h>
      <text:p text:style-name="Text_20_body">Uno de los problemas más difíciles en ingeniería es el diseño de estructuras complejas que cumplan múltiples funciones a la vez. La vida resuelve este tipo de problemas de forma continua. Desde la forma aerodinámica de un ave hasta la arquitectura interna de una célula, la vida genera soluciones que combinan eficiencia, resistencia, adaptabilidad y economía de recursos.</text:p>
      <text:p text:style-name="Text_20_body">Lo más notable es que estas soluciones no son improvisadas: son el resultado de millones de iteraciones, pruebas y mejoras. La vida actúa como un diseñador que nunca descansa, que explora todas las posibilidades y que selecciona las mejores sin necesidad de un plan previo.</text:p>
      <text:p text:style-name="Text_20_body">La potencia de este proceso es tal que muchas de las estructuras creadas por la vida superan a las diseñadas por los ingenieros humanos. Materiales como la seda de araña, la quitina o el hueso son ejemplos de soluciones óptimas que emergen de este sistema.</text:p>
      <text:h text:style-name="Heading_20_2" text:outline-level="2"><text:span text:style-name="Strong_20_Emphasis">2. Problemas de logística y distribución</text:span></text:h>
      <text:p text:style-name="Text_20_body">La vida también resuelve problemas logísticos de enorme complejidad. Las migraciones de aves, la organización de una colonia de hormigas, la distribución de nutrientes en un árbol o la regulación de un <text:soft-page-break/>ecosistema completo son ejemplos de sistemas que gestionan recursos, rutas y flujos de información de forma eficiente.</text:p>
      <text:p text:style-name="Text_20_body">Estos problemas son equivalentes a los que enfrentan las redes de transporte, las cadenas de suministro o los sistemas de comunicación. Sin embargo, la vida los resuelve sin mapas, sin algoritmos explícitos y sin supervisión central. Cada individuo actúa localmente, pero el resultado global es una solución coordinada y eficiente.</text:p>
      <text:p text:style-name="Text_20_body">Esta capacidad de resolver problemas de logística distribuida es una de las señales más claras de la potencia del sistema.</text:p>
      <text:h text:style-name="Heading_20_2" text:outline-level="2"><text:span text:style-name="Strong_20_Emphasis">3. Problemas de química avanzada</text:span></text:h>
      <text:p text:style-name="Text_20_body">La vida es, ante todo, un sistema químico. Pero no un sistema químico simple: es capaz de realizar síntesis, transformaciones y reacciones que superan ampliamente las capacidades de los laboratorios humanos. Las células fabrican proteínas, regulan concentraciones, reparan daños, producen energía y construyen estructuras con una precisión atómica.</text:p>
      <text:p text:style-name="Text_20_body">Resolver problemas químicos de esta complejidad requiere una inteligencia que opera a nivel molecular. La vida no solo ejecuta estas operaciones: las optimiza, las regula y las adapta a las condiciones del entorno.</text:p>
      <text:p text:style-name="Text_20_body">Esta capacidad convierte a la vida en un sistema capaz de resolver problemas que combinan física, química e información de forma integrada.</text:p>
      <text:h text:style-name="Heading_20_2" text:outline-level="2"><text:span text:style-name="Strong_20_Emphasis">4. Problemas de predicción y anticipación</text:span></text:h>
      <text:p text:style-name="Text_20_body">Aunque no lo parezca, la vida también resuelve problemas de predicción. Los organismos anticipan cambios en el entorno, ajustan su comportamiento, almacenan memoria y aprenden de la experiencia. Desde una planta que orienta sus hojas hacia la luz hasta un animal que evita un depredador, la vida utiliza información pasada para anticipar el futuro.</text:p>
      <text:p text:style-name="Text_20_body">Esta capacidad de predicción no requiere conciencia ni razonamiento abstracto. Es una propiedad emergente del sistema. Y es una de las razones por las que la vida puede adaptarse a entornos cambiantes y sobrevivir en condiciones extremas.</text:p>
      <text:h text:style-name="Heading_20_2" text:outline-level="2"><text:span text:style-name="Strong_20_Emphasis">5. Problemas abiertos y multidimensionales</text:span></text:h>
      <text:p text:style-name="Text_20_body">Quizá el aspecto más impresionante de la potencia de la vida es su capacidad para resolver <text:span text:style-name="Strong_20_Emphasis">problemas abiertos</text:span>, es decir, problemas que no tienen una solución única, que cambian con el tiempo y que dependen de múltiples variables. La vida opera en un espacio de posibilidades casi infinito, donde cada solución genera nuevas preguntas y nuevos desafíos.</text:p>
      <text:p text:style-name="Text_20_body">Los ecosistemas, por ejemplo, son sistemas dinámicos que deben equilibrar miles de factores simultáneamente: clima, recursos, depredadores, competencia, simbiosis. La vida no solo mantiene este equilibrio: lo mejora, lo diversifica y lo expande.</text:p>
      <text:p text:style-name="Text_20_body"><text:soft-page-break/>Esta capacidad de resolver problemas multidimensionales, sin instrucciones explícitas y sin un objetivo fijo, es una de las señales más claras de su potencia.</text:p>
      <text:h text:style-name="Heading_20_2" text:outline-level="2"><text:span text:style-name="Strong_20_Emphasis">6. Un sistema capaz de resolver problemas que aún no existen</text:span></text:h>
      <text:p text:style-name="Text_20_body">La vida no se limita a resolver los problemas del presente. Su arquitectura evolutiva le permite generar soluciones para problemas que todavía no han aparecido. Las mutaciones, la variación genética y la diversidad de especies crean un espacio de posibilidades que anticipa futuros desafíos.</text:p>
      <text:p text:style-name="Text_20_body">Cuando surge un nuevo virus, un cambio climático o una alteración del entorno, la vida ya dispone de una reserva de variaciones que pueden convertirse en soluciones. Esta capacidad de anticipación estructural es única entre los sistemas inteligentes conocidos.</text:p>
      <text:p text:style-name="Horizontal_20_Line"/>
      <text:p text:style-name="Text_20_body">Si quieres, Fab, ahora podemos integrar estas tres secciones en un marco conceptual común, o podemos avanzar hacia las otras características secretas que mencionaste. Tú decides el ritm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1T11:09:53.311000000</meta:creation-date>
    <dc:date>2026-03-21T11:16:41.398000000</dc:date>
    <meta:editing-duration>PT6M48S</meta:editing-duration>
    <meta:editing-cycles>1</meta:editing-cycles>
    <meta:document-statistic meta:table-count="0" meta:image-count="0" meta:object-count="0" meta:page-count="3" meta:paragraph-count="28" meta:word-count="966" meta:character-count="6183" meta:non-whitespace-character-count="5245"/>
    <meta:generator>LibreOffice/7.3.5.2$Windows_X86_64 LibreOffice_project/184fe81b8c8c30d8b5082578aee2fed2ea847c01</meta:generator>
  </office:meta>
</office:document-meta>
</file>